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77.77pt" svg:height="234.91pt" svg:x="614.24pt" svg:y="140.06pt">
            <loext:p draw:notify-on-update-of-ranges="Sheet1.A3:Sheet1.A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3" table:default-cell-style-name="ce2"/>
        <table:table-row table:style-name="ro1">
          <table:table-cell table:style-name="ce1" office:value-type="string" calcext:value-type="string">
            <text:p>f </text:p>
          </table:table-cell>
          <table:table-cell table:style-name="ce1" office:value-type="string" calcext:value-type="string">
            <text:p>f prime</text:p>
          </table:table-cell>
          <table:table-cell table:style-name="ce1" office:value-type="string" calcext:value-type="string">
            <text:p>w*x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eta</text:p>
          </table:table-cell>
          <table:table-cell table:style-name="ce1" office:value-type="string" calcext:value-type="string">
            <text:p>f(x)</text:p>
          </table:table-cell>
          <table:table-cell table:style-name="ce1" office:value-type="string" calcext:value-type="string">
            <text:p>x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office:value-type="float" office:value="3" calcext:value-type="float">
            <text:p>3.00000</text:p>
          </table:table-cell>
          <table:table-cell office:value-type="float" office:value="0.05" calcext:value-type="float">
            <text:p>0.05000</text:p>
          </table:table-cell>
          <table:table-cell table:style-name="ce3" table:formula="of:=([.G2] + 4)*([.G2] + 2)*([.G2] + 1)*([.G2] - 3)/20 + 2" office:value-type="float" office:value="1.45088" calcext:value-type="float">
            <text:p>1.45088</text:p>
          </table:table-cell>
          <table:table-cell office:value-type="float" office:value="-3.6" calcext:value-type="float">
            <text:p>-3.60000</text:p>
          </table:table-cell>
          <table:table-cell table:number-columns-repeated="1016"/>
        </table:table-row>
        <table:table-row table:style-name="ro1">
          <table:table-cell table:formula="of:=([.D2] + 4)*([.D2] + 2)*([.D2] + 1)*([.D2] - 3)/20 + 2" office:value-type="float" office:value="2" calcext:value-type="float">
            <text:p>2.00000</text:p>
          </table:table-cell>
          <table:table-cell table:formula="of:=1/10*(2*[.D2]^3 + 6*[.D2]^2 - 7*[.D2]  - 17)" office:value-type="float" office:value="7" calcext:value-type="float">
            <text:p>7.00000</text:p>
          </table:table-cell>
          <table:table-cell table:formula="of:=[.D2]" office:value-type="float" office:value="3" calcext:value-type="float">
            <text:p>3.00000</text:p>
          </table:table-cell>
          <table:table-cell table:formula="of:=[.D2] - [.$E$2] * [.B3]" office:value-type="float" office:value="2.65" calcext:value-type="float">
            <text:p>2.65000</text:p>
          </table:table-cell>
          <table:table-cell/>
          <table:table-cell table:style-name="ce3" table:formula="of:=([.G3] + 4)*([.G3] + 2)*([.G3] + 1)*([.G3] - 3)/20 + 2" office:value-type="float" office:value="1.346782208" calcext:value-type="float">
            <text:p>1.34678</text:p>
          </table:table-cell>
          <table:table-cell table:formula="of:=[.G2] + 0.24" office:value-type="float" office:value="-3.36" calcext:value-type="float">
            <text:p>-3.36000</text:p>
          </table:table-cell>
          <table:table-cell table:number-columns-repeated="1016"/>
        </table:table-row>
        <table:table-row table:style-name="ro1">
          <table:table-cell table:formula="of:=([.D3] + 4)*([.D3] + 2)*([.D3] + 1)*([.D3] - 3)/20 + 2" office:value-type="float" office:value="0.0248253124999995" calcext:value-type="float">
            <text:p>0.02483</text:p>
          </table:table-cell>
          <table:table-cell table:formula="of:=1/10*(2*[.D3]^3 + 6*[.D3]^2 - 7*[.D3]  - 17)" office:value-type="float" office:value="4.380425" calcext:value-type="float">
            <text:p>4.38043</text:p>
          </table:table-cell>
          <table:table-cell table:formula="of:=[.D3]" office:value-type="float" office:value="2.65" calcext:value-type="float">
            <text:p>2.65000</text:p>
          </table:table-cell>
          <table:table-cell table:formula="of:=[.D3] - [.$E$2] * [.B4]" office:value-type="float" office:value="2.43097875" calcext:value-type="float">
            <text:p>2.43098</text:p>
          </table:table-cell>
          <table:table-cell/>
          <table:table-cell table:style-name="ce3" table:formula="of:=([.G4] + 4)*([.G4] + 2)*([.G4] + 1)*([.G4] - 3)/20 + 2" office:value-type="float" office:value="1.360621568" calcext:value-type="float">
            <text:p>1.36062</text:p>
          </table:table-cell>
          <table:table-cell table:formula="of:=[.G3] + 0.24" office:value-type="float" office:value="-3.12" calcext:value-type="float">
            <text:p>-3.12000</text:p>
          </table:table-cell>
          <table:table-cell table:number-columns-repeated="1016"/>
        </table:table-row>
        <table:table-row table:style-name="ro1">
          <table:table-cell table:formula="of:=([.D4] + 4)*([.D4] + 2)*([.D4] + 1)*([.D4] - 3)/20 + 2" office:value-type="float" office:value="-0.781590918143728" calcext:value-type="float">
            <text:p>-0.78159</text:p>
          </table:table-cell>
          <table:table-cell table:formula="of:=1/10*(2*[.D4]^3 + 6*[.D4]^2 - 7*[.D4]  - 17)" office:value-type="float" office:value="3.01735993417684" calcext:value-type="float">
            <text:p>3.01736</text:p>
          </table:table-cell>
          <table:table-cell table:formula="of:=[.D4]" office:value-type="float" office:value="2.43097875" calcext:value-type="float">
            <text:p>2.43098</text:p>
          </table:table-cell>
          <table:table-cell table:formula="of:=[.D4] - [.$E$2] * [.B5]" office:value-type="float" office:value="2.28011075329116" calcext:value-type="float">
            <text:p>2.28011</text:p>
          </table:table-cell>
          <table:table-cell/>
          <table:table-cell table:style-name="ce3" table:formula="of:=([.G5] + 4)*([.G5] + 2)*([.G5] + 1)*([.G5] - 3)/20 + 2" office:value-type="float" office:value="1.455239168" calcext:value-type="float">
            <text:p>1.45524</text:p>
          </table:table-cell>
          <table:table-cell table:formula="of:=[.G4] + 0.24" office:value-type="float" office:value="-2.88" calcext:value-type="float">
            <text:p>-2.88000</text:p>
          </table:table-cell>
          <table:table-cell table:number-columns-repeated="1016"/>
        </table:table-row>
        <table:table-row table:style-name="ro1">
          <table:table-cell table:formula="of:=([.D5] + 4)*([.D5] + 2)*([.D5] + 1)*([.D5] - 3)/20 + 2" office:value-type="float" office:value="-1.17355850188651" calcext:value-type="float">
            <text:p>-1.17356</text:p>
          </table:table-cell>
          <table:table-cell table:formula="of:=1/10*(2*[.D5]^3 + 6*[.D5]^2 - 7*[.D5]  - 17)" office:value-type="float" office:value="2.19408136178639" calcext:value-type="float">
            <text:p>2.19408</text:p>
          </table:table-cell>
          <table:table-cell table:formula="of:=[.D5]" office:value-type="float" office:value="2.28011075329116" calcext:value-type="float">
            <text:p>2.28011</text:p>
          </table:table-cell>
          <table:table-cell table:formula="of:=[.D5] - [.$E$2] * [.B6]" office:value-type="float" office:value="2.17040668520184" calcext:value-type="float">
            <text:p>2.17041</text:p>
          </table:table-cell>
          <table:table-cell/>
          <table:table-cell table:style-name="ce3" table:formula="of:=([.G6] + 4)*([.G6] + 2)*([.G6] + 1)*([.G6] - 3)/20 + 2" office:value-type="float" office:value="1.597457408" calcext:value-type="float">
            <text:p>1.59746</text:p>
          </table:table-cell>
          <table:table-cell table:formula="of:=[.G5] + 0.24" office:value-type="float" office:value="-2.64" calcext:value-type="float">
            <text:p>-2.64000</text:p>
          </table:table-cell>
          <table:table-cell table:number-columns-repeated="1016"/>
        </table:table-row>
        <table:table-row table:style-name="ro1">
          <table:table-cell table:formula="of:=([.D6] + 4)*([.D6] + 2)*([.D6] + 1)*([.D6] - 3)/20 + 2" office:value-type="float" office:value="-1.38409401671742" calcext:value-type="float">
            <text:p>-1.38409</text:p>
          </table:table-cell>
          <table:table-cell table:formula="of:=1/10*(2*[.D6]^3 + 6*[.D6]^2 - 7*[.D6]  - 17)" office:value-type="float" office:value="1.65192626718312" calcext:value-type="float">
            <text:p>1.65193</text:p>
          </table:table-cell>
          <table:table-cell table:formula="of:=[.D6]" office:value-type="float" office:value="2.17040668520184" calcext:value-type="float">
            <text:p>2.17041</text:p>
          </table:table-cell>
          <table:table-cell table:formula="of:=[.D6] - [.$E$2] * [.B7]" office:value-type="float" office:value="2.08781037184268" calcext:value-type="float">
            <text:p>2.08781</text:p>
          </table:table-cell>
          <table:table-cell/>
          <table:table-cell table:style-name="ce3" table:formula="of:=([.G7] + 4)*([.G7] + 2)*([.G7] + 1)*([.G7] - 3)/20 + 2" office:value-type="float" office:value="1.75808" calcext:value-type="float">
            <text:p>1.75808</text:p>
          </table:table-cell>
          <table:table-cell table:formula="of:=[.G6] + 0.24" office:value-type="float" office:value="-2.4" calcext:value-type="float">
            <text:p>-2.40000</text:p>
          </table:table-cell>
          <table:table-cell table:number-columns-repeated="1016"/>
        </table:table-row>
        <table:table-row table:style-name="ro1">
          <table:table-cell table:formula="of:=([.D7] + 4)*([.D7] + 2)*([.D7] + 1)*([.D7] - 3)/20 + 2" office:value-type="float" office:value="-1.50475459112319" calcext:value-type="float">
            <text:p>-1.50475</text:p>
          </table:table-cell>
          <table:table-cell table:formula="of:=1/10*(2*[.D7]^3 + 6*[.D7]^2 - 7*[.D7]  - 17)" office:value-type="float" office:value="1.27403713028966" calcext:value-type="float">
            <text:p>1.27404</text:p>
          </table:table-cell>
          <table:table-cell table:formula="of:=[.D7]" office:value-type="float" office:value="2.08781037184268" calcext:value-type="float">
            <text:p>2.08781</text:p>
          </table:table-cell>
          <table:table-cell table:formula="of:=[.D7] - [.$E$2] * [.B8]" office:value-type="float" office:value="2.0241085153282" calcext:value-type="float">
            <text:p>2.02411</text:p>
          </table:table-cell>
          <table:table-cell/>
          <table:table-cell table:style-name="ce3" table:formula="of:=([.G8] + 4)*([.G8] + 2)*([.G8] + 1)*([.G8] - 3)/20 + 2" office:value-type="float" office:value="1.911891968" calcext:value-type="float">
            <text:p>1.91189</text:p>
          </table:table-cell>
          <table:table-cell table:formula="of:=[.G7] + 0.24" office:value-type="float" office:value="-2.16" calcext:value-type="float">
            <text:p>-2.16000</text:p>
          </table:table-cell>
          <table:table-cell table:number-columns-repeated="1016"/>
        </table:table-row>
        <table:table-row table:style-name="ro1">
          <table:table-cell table:formula="of:=([.D8] + 4)*([.D8] + 2)*([.D8] + 1)*([.D8] - 3)/20 + 2" office:value-type="float" office:value="-1.57710240984737" calcext:value-type="float">
            <text:p>-1.57710</text:p>
          </table:table-cell>
          <table:table-cell table:formula="of:=1/10*(2*[.D8]^3 + 6*[.D8]^2 - 7*[.D8]  - 17)" office:value-type="float" office:value="0.999893912238735" calcext:value-type="float">
            <text:p>0.99989</text:p>
          </table:table-cell>
          <table:table-cell table:formula="of:=[.D8]" office:value-type="float" office:value="2.0241085153282" calcext:value-type="float">
            <text:p>2.02411</text:p>
          </table:table-cell>
          <table:table-cell table:formula="of:=[.D8] - [.$E$2] * [.B9]" office:value-type="float" office:value="1.97411381971626" calcext:value-type="float">
            <text:p>1.97411</text:p>
          </table:table-cell>
          <table:table-cell/>
          <table:table-cell table:style-name="ce3" table:formula="of:=([.G9] + 4)*([.G9] + 2)*([.G9] + 1)*([.G9] - 3)/20 + 2" office:value-type="float" office:value="2.037659648" calcext:value-type="float">
            <text:p>2.03766</text:p>
          </table:table-cell>
          <table:table-cell table:formula="of:=[.G8] + 0.24" office:value-type="float" office:value="-1.92" calcext:value-type="float">
            <text:p>-1.92000</text:p>
          </table:table-cell>
          <table:table-cell table:number-columns-repeated="1016"/>
        </table:table-row>
        <table:table-row table:style-name="ro1">
          <table:table-cell table:formula="of:=([.D9] + 4)*([.D9] + 2)*([.D9] + 1)*([.D9] - 3)/20 + 2" office:value-type="float" office:value="-1.62193425413777" calcext:value-type="float">
            <text:p>-1.62193</text:p>
          </table:table-cell>
          <table:table-cell table:formula="of:=1/10*(2*[.D9]^3 + 6*[.D9]^2 - 7*[.D9]  - 17)" office:value-type="float" office:value="0.795069361393581" calcext:value-type="float">
            <text:p>0.79507</text:p>
          </table:table-cell>
          <table:table-cell table:formula="of:=[.D9]" office:value-type="float" office:value="1.97411381971626" calcext:value-type="float">
            <text:p>1.97411</text:p>
          </table:table-cell>
          <table:table-cell table:formula="of:=[.D9] - [.$E$2] * [.B10]" office:value-type="float" office:value="1.93436035164658" calcext:value-type="float">
            <text:p>1.93436</text:p>
          </table:table-cell>
          <table:table-cell/>
          <table:table-cell table:style-name="ce3" table:formula="of:=([.G10] + 4)*([.G10] + 2)*([.G10] + 1)*([.G10] - 3)/20 + 2" office:value-type="float" office:value="2.118130688" calcext:value-type="float">
            <text:p>2.11813</text:p>
          </table:table-cell>
          <table:table-cell table:formula="of:=[.G9] + 0.24" office:value-type="float" office:value="-1.68" calcext:value-type="float">
            <text:p>-1.68000</text:p>
          </table:table-cell>
          <table:table-cell table:number-columns-repeated="1016"/>
        </table:table-row>
        <table:table-row table:style-name="ro1">
          <table:table-cell table:formula="of:=([.D10] + 4)*([.D10] + 2)*([.D10] + 1)*([.D10] - 3)/20 + 2" office:value-type="float" office:value="-1.65041188784172" calcext:value-type="float">
            <text:p>-1.65041</text:p>
          </table:table-cell>
          <table:table-cell table:formula="of:=1/10*(2*[.D10]^3 + 6*[.D10]^2 - 7*[.D10]  - 17)" office:value-type="float" office:value="0.638576293417953" calcext:value-type="float">
            <text:p>0.63858</text:p>
          </table:table-cell>
          <table:table-cell table:formula="of:=[.D10]" office:value-type="float" office:value="1.93436035164658" calcext:value-type="float">
            <text:p>1.93436</text:p>
          </table:table-cell>
          <table:table-cell table:formula="of:=[.D10] - [.$E$2] * [.B11]" office:value-type="float" office:value="1.90243153697569" calcext:value-type="float">
            <text:p>1.90243</text:p>
          </table:table-cell>
          <table:table-cell/>
          <table:table-cell table:style-name="ce3" table:formula="of:=([.G11] + 4)*([.G11] + 2)*([.G11] + 1)*([.G11] - 3)/20 + 2" office:value-type="float" office:value="2.140034048" calcext:value-type="float">
            <text:p>2.14003</text:p>
          </table:table-cell>
          <table:table-cell table:formula="of:=[.G10] + 0.24" office:value-type="float" office:value="-1.44" calcext:value-type="float">
            <text:p>-1.44000</text:p>
          </table:table-cell>
          <table:table-cell table:number-columns-repeated="1016"/>
        </table:table-row>
        <table:table-row table:style-name="ro1">
          <table:table-cell table:formula="of:=([.D11] + 4)*([.D11] + 2)*([.D11] + 1)*([.D11] - 3)/20 + 2" office:value-type="float" office:value="-1.66884918331095" calcext:value-type="float">
            <text:p>-1.66885</text:p>
          </table:table-cell>
          <table:table-cell table:formula="of:=1/10*(2*[.D11]^3 + 6*[.D11]^2 - 7*[.D11]  - 17)" office:value-type="float" office:value="0.516918827913543" calcext:value-type="float">
            <text:p>0.51692</text:p>
          </table:table-cell>
          <table:table-cell table:formula="of:=[.D11]" office:value-type="float" office:value="1.90243153697569" calcext:value-type="float">
            <text:p>1.90243</text:p>
          </table:table-cell>
          <table:table-cell table:formula="of:=[.D11] - [.$E$2] * [.B12]" office:value-type="float" office:value="1.87658559558001" calcext:value-type="float">
            <text:p>1.87659</text:p>
          </table:table-cell>
          <table:table-cell/>
          <table:table-cell table:style-name="ce3" table:formula="of:=([.G12] + 4)*([.G12] + 2)*([.G12] + 1)*([.G12] - 3)/20 + 2" office:value-type="float" office:value="2.09408" calcext:value-type="float">
            <text:p>2.09408</text:p>
          </table:table-cell>
          <table:table-cell table:formula="of:=[.G11] + 0.24" office:value-type="float" office:value="-1.2" calcext:value-type="float">
            <text:p>-1.20000</text:p>
          </table:table-cell>
          <table:table-cell table:number-columns-repeated="1016"/>
        </table:table-row>
        <table:table-row table:style-name="ro1">
          <table:table-cell table:formula="of:=([.D12] + 4)*([.D12] + 2)*([.D12] + 1)*([.D12] - 3)/20 + 2" office:value-type="float" office:value="-1.68096542184485" calcext:value-type="float">
            <text:p>-1.68097</text:p>
          </table:table-cell>
          <table:table-cell table:formula="of:=1/10*(2*[.D12]^3 + 6*[.D12]^2 - 7*[.D12]  - 17)" office:value-type="float" office:value="0.421041001468387" calcext:value-type="float">
            <text:p>0.42104</text:p>
          </table:table-cell>
          <table:table-cell table:formula="of:=[.D12]" office:value-type="float" office:value="1.87658559558001" calcext:value-type="float">
            <text:p>1.87659</text:p>
          </table:table-cell>
          <table:table-cell table:formula="of:=[.D12] - [.$E$2] * [.B13]" office:value-type="float" office:value="1.85553354550659" calcext:value-type="float">
            <text:p>1.85553</text:p>
          </table:table-cell>
          <table:table-cell/>
          <table:table-cell table:style-name="ce3" table:formula="of:=([.G13] + 4)*([.G13] + 2)*([.G13] + 1)*([.G13] - 3)/20 + 2" office:value-type="float" office:value="1.974960128" calcext:value-type="float">
            <text:p>1.97496</text:p>
          </table:table-cell>
          <table:table-cell table:formula="of:=[.G12] + 0.24" office:value-type="float" office:value="-0.959999999999999" calcext:value-type="float">
            <text:p>-0.96000</text:p>
          </table:table-cell>
          <table:table-cell table:number-columns-repeated="1016"/>
        </table:table-row>
        <table:table-row table:style-name="ro1">
          <table:table-cell table:formula="of:=([.D13] + 4)*([.D13] + 2)*([.D13] + 1)*([.D13] - 3)/20 + 2" office:value-type="float" office:value="-1.68902244644446" calcext:value-type="float">
            <text:p>-1.68902</text:p>
          </table:table-cell>
          <table:table-cell table:formula="of:=1/10*(2*[.D13]^3 + 6*[.D13]^2 - 7*[.D13]  - 17)" office:value-type="float" office:value="0.344651519170615" calcext:value-type="float">
            <text:p>0.34465</text:p>
          </table:table-cell>
          <table:table-cell table:formula="of:=[.D13]" office:value-type="float" office:value="1.85553354550659" calcext:value-type="float">
            <text:p>1.85553</text:p>
          </table:table-cell>
          <table:table-cell table:formula="of:=[.D13] - [.$E$2] * [.B14]" office:value-type="float" office:value="1.83830096954806" calcext:value-type="float">
            <text:p>1.83830</text:p>
          </table:table-cell>
          <table:table-cell/>
          <table:table-cell table:style-name="ce3" table:formula="of:=([.G14] + 4)*([.G14] + 2)*([.G14] + 1)*([.G14] - 3)/20 + 2" office:value-type="float" office:value="1.781347328" calcext:value-type="float">
            <text:p>1.78135</text:p>
          </table:table-cell>
          <table:table-cell table:formula="of:=[.G13] + 0.24" office:value-type="float" office:value="-0.719999999999999" calcext:value-type="float">
            <text:p>-0.72000</text:p>
          </table:table-cell>
          <table:table-cell table:number-columns-repeated="1016"/>
        </table:table-row>
        <table:table-row table:style-name="ro1">
          <table:table-cell table:formula="of:=([.D14] + 4)*([.D14] + 2)*([.D14] + 1)*([.D14] - 3)/20 + 2" office:value-type="float" office:value="-1.69443118914997" calcext:value-type="float">
            <text:p>-1.69443</text:p>
          </table:table-cell>
          <table:table-cell table:formula="of:=1/10*(2*[.D14]^3 + 6*[.D14]^2 - 7*[.D14]  - 17)" office:value-type="float" office:value="0.283252237543127" calcext:value-type="float">
            <text:p>0.28325</text:p>
          </table:table-cell>
          <table:table-cell table:formula="of:=[.D14]" office:value-type="float" office:value="1.83830096954806" calcext:value-type="float">
            <text:p>1.83830</text:p>
          </table:table-cell>
          <table:table-cell table:formula="of:=[.D14] - [.$E$2] * [.B15]" office:value-type="float" office:value="1.8241383576709" calcext:value-type="float">
            <text:p>1.82414</text:p>
          </table:table-cell>
          <table:table-cell/>
          <table:table-cell table:style-name="ce3" table:formula="of:=([.G15] + 4)*([.G15] + 2)*([.G15] + 1)*([.G15] - 3)/20 + 2" office:value-type="float" office:value="1.515895808" calcext:value-type="float">
            <text:p>1.51590</text:p>
          </table:table-cell>
          <table:table-cell table:formula="of:=[.G14] + 0.24" office:value-type="float" office:value="-0.479999999999999" calcext:value-type="float">
            <text:p>-0.48000</text:p>
          </table:table-cell>
          <table:table-cell table:number-columns-repeated="1016"/>
        </table:table-row>
        <table:table-row table:style-name="ro1">
          <table:table-cell table:formula="of:=([.D15] + 4)*([.D15] + 2)*([.D15] + 1)*([.D15] - 3)/20 + 2" office:value-type="float" office:value="-1.69809001008297" calcext:value-type="float">
            <text:p>-1.69809</text:p>
          </table:table-cell>
          <table:table-cell table:formula="of:=1/10*(2*[.D15]^3 + 6*[.D15]^2 - 7*[.D15]  - 17)" office:value-type="float" office:value="0.233548651726912" calcext:value-type="float">
            <text:p>0.23355</text:p>
          </table:table-cell>
          <table:table-cell table:formula="of:=[.D15]" office:value-type="float" office:value="1.8241383576709" calcext:value-type="float">
            <text:p>1.82414</text:p>
          </table:table-cell>
          <table:table-cell table:formula="of:=[.D15] - [.$E$2] * [.B16]" office:value-type="float" office:value="1.81246092508456" calcext:value-type="float">
            <text:p>1.81246</text:p>
          </table:table-cell>
          <table:table-cell/>
          <table:table-cell table:style-name="ce3" table:formula="of:=([.G16] + 4)*([.G16] + 2)*([.G16] + 1)*([.G16] - 3)/20 + 2" office:value-type="float" office:value="1.185241088" calcext:value-type="float">
            <text:p>1.18524</text:p>
          </table:table-cell>
          <table:table-cell table:formula="of:=[.G15] + 0.24" office:value-type="float" office:value="-0.239999999999999" calcext:value-type="float">
            <text:p>-0.24000</text:p>
          </table:table-cell>
          <table:table-cell table:number-columns-repeated="1016"/>
        </table:table-row>
        <table:table-row table:style-name="ro1">
          <table:table-cell table:formula="of:=([.D16] + 4)*([.D16] + 2)*([.D16] + 1)*([.D16] - 3)/20 + 2" office:value-type="float" office:value="-1.70058051467586" calcext:value-type="float">
            <text:p>-1.70058</text:p>
          </table:table-cell>
          <table:table-cell table:formula="of:=1/10*(2*[.D16]^3 + 6*[.D16]^2 - 7*[.D16]  - 17)" office:value-type="float" office:value="0.193078237379657" calcext:value-type="float">
            <text:p>0.19308</text:p>
          </table:table-cell>
          <table:table-cell table:formula="of:=[.D16]" office:value-type="float" office:value="1.81246092508456" calcext:value-type="float">
            <text:p>1.81246</text:p>
          </table:table-cell>
          <table:table-cell table:formula="of:=[.D16] - [.$E$2] * [.B17]" office:value-type="float" office:value="1.80280701321557" calcext:value-type="float">
            <text:p>1.80281</text:p>
          </table:table-cell>
          <table:table-cell/>
          <table:table-cell table:style-name="ce3" table:formula="of:=([.G17] + 4)*([.G17] + 2)*([.G17] + 1)*([.G17] - 3)/20 + 2" office:value-type="float" office:value="0.8" calcext:value-type="float">
            <text:p>0.80000</text:p>
          </table:table-cell>
          <table:table-cell table:formula="of:=[.G16] + 0.24" office:value-type="float" office:value="0" calcext:value-type="float">
            <text:p>0.00000</text:p>
          </table:table-cell>
          <table:table-cell table:number-columns-repeated="1016"/>
        </table:table-row>
        <table:table-row table:style-name="ro1">
          <table:table-cell table:formula="of:=([.D17] + 4)*([.D17] + 2)*([.D17] + 1)*([.D17] - 3)/20 + 2" office:value-type="float" office:value="-1.70228440221548" calcext:value-type="float">
            <text:p>-1.70228</text:p>
          </table:table-cell>
          <table:table-cell table:formula="of:=1/10*(2*[.D17]^3 + 6*[.D17]^2 - 7*[.D17]  - 17)" office:value-type="float" office:value="0.159968314672252" calcext:value-type="float">
            <text:p>0.15997</text:p>
          </table:table-cell>
          <table:table-cell table:formula="of:=[.D17]" office:value-type="float" office:value="1.80280701321557" calcext:value-type="float">
            <text:p>1.80281</text:p>
          </table:table-cell>
          <table:table-cell table:formula="of:=[.D17] - [.$E$2] * [.B18]" office:value-type="float" office:value="1.79480859748196" calcext:value-type="float">
            <text:p>1.79481</text:p>
          </table:table-cell>
          <table:table-cell/>
          <table:table-cell table:style-name="ce3" table:formula="of:=([.G18] + 4)*([.G18] + 2)*([.G18] + 1)*([.G18] - 3)/20 + 2" office:value-type="float" office:value="0.374770688" calcext:value-type="float">
            <text:p>0.37477</text:p>
          </table:table-cell>
          <table:table-cell table:formula="of:=[.G17] + 0.24" office:value-type="float" office:value="0.24" calcext:value-type="float">
            <text:p>0.24000</text:p>
          </table:table-cell>
          <table:table-cell table:number-columns-repeated="1016"/>
        </table:table-row>
        <table:table-row table:style-name="ro1">
          <table:table-cell table:formula="of:=([.D18] + 4)*([.D18] + 2)*([.D18] + 1)*([.D18] - 3)/20 + 2" office:value-type="float" office:value="-1.70345499522947" calcext:value-type="float">
            <text:p>-1.70345</text:p>
          </table:table-cell>
          <table:table-cell table:formula="of:=1/10*(2*[.D18]^3 + 6*[.D18]^2 - 7*[.D18]  - 17)" office:value-type="float" office:value="0.132773714955228" calcext:value-type="float">
            <text:p>0.13277</text:p>
          </table:table-cell>
          <table:table-cell table:formula="of:=[.D18]" office:value-type="float" office:value="1.79480859748196" calcext:value-type="float">
            <text:p>1.79481</text:p>
          </table:table-cell>
          <table:table-cell table:formula="of:=[.D18] - [.$E$2] * [.B19]" office:value-type="float" office:value="1.7881699117342" calcext:value-type="float">
            <text:p>1.78817</text:p>
          </table:table-cell>
          <table:table-cell/>
          <table:table-cell table:style-name="ce3" table:formula="of:=([.G19] + 4)*([.G19] + 2)*([.G19] + 1)*([.G19] - 3)/20 + 2" office:value-type="float" office:value="-0.0718673920000001" calcext:value-type="float">
            <text:p>-0.07187</text:p>
          </table:table-cell>
          <table:table-cell table:formula="of:=[.G18] + 0.24" office:value-type="float" office:value="0.48" calcext:value-type="float">
            <text:p>0.48000</text:p>
          </table:table-cell>
          <table:table-cell table:number-columns-repeated="1016"/>
        </table:table-row>
        <table:table-row table:style-name="ro1">
          <table:table-cell table:formula="of:=([.D19] + 4)*([.D19] + 2)*([.D19] + 1)*([.D19] - 3)/20 + 2" office:value-type="float" office:value="-1.70426197486787" calcext:value-type="float">
            <text:p>-1.70426</text:p>
          </table:table-cell>
          <table:table-cell table:formula="of:=1/10*(2*[.D19]^3 + 6*[.D19]^2 - 7*[.D19]  - 17)" office:value-type="float" office:value="0.110365166077182" calcext:value-type="float">
            <text:p>0.11037</text:p>
          </table:table-cell>
          <table:table-cell table:formula="of:=[.D19]" office:value-type="float" office:value="1.7881699117342" calcext:value-type="float">
            <text:p>1.78817</text:p>
          </table:table-cell>
          <table:table-cell table:formula="of:=[.D19] - [.$E$2] * [.B20]" office:value-type="float" office:value="1.78265165343034" calcext:value-type="float">
            <text:p>1.78265</text:p>
          </table:table-cell>
          <table:table-cell/>
          <table:table-cell table:style-name="ce3" table:formula="of:=([.G20] + 4)*([.G20] + 2)*([.G20] + 1)*([.G20] - 3)/20 + 2" office:value-type="float" office:value="-0.517353472" calcext:value-type="float">
            <text:p>-0.51735</text:p>
          </table:table-cell>
          <table:table-cell table:formula="of:=[.G19] + 0.24" office:value-type="float" office:value="0.72" calcext:value-type="float">
            <text:p>0.72000</text:p>
          </table:table-cell>
          <table:table-cell table:number-columns-repeated="1016"/>
        </table:table-row>
        <table:table-row table:style-name="ro1">
          <table:table-cell table:formula="of:=([.D20] + 4)*([.D20] + 2)*([.D20] + 1)*([.D20] - 3)/20 + 2" office:value-type="float" office:value="-1.70481986804455" calcext:value-type="float">
            <text:p>-1.70482</text:p>
          </table:table-cell>
          <table:table-cell table:formula="of:=1/10*(2*[.D20]^3 + 6*[.D20]^2 - 7*[.D20]  - 17)" office:value-type="float" office:value="0.0918508054436281" calcext:value-type="float">
            <text:p>0.09185</text:p>
          </table:table-cell>
          <table:table-cell table:formula="of:=[.D20]" office:value-type="float" office:value="1.78265165343034" calcext:value-type="float">
            <text:p>1.78265</text:p>
          </table:table-cell>
          <table:table-cell table:formula="of:=[.D20] - [.$E$2] * [.B21]" office:value-type="float" office:value="1.77805911315816" calcext:value-type="float">
            <text:p>1.77806</text:p>
          </table:table-cell>
          <table:table-cell/>
          <table:table-cell table:style-name="ce3" table:formula="of:=([.G21] + 4)*([.G21] + 2)*([.G21] + 1)*([.G21] - 3)/20 + 2" office:value-type="float" office:value="-0.935145472" calcext:value-type="float">
            <text:p>-0.93515</text:p>
          </table:table-cell>
          <table:table-cell table:formula="of:=[.G20] + 0.24" office:value-type="float" office:value="0.96" calcext:value-type="float">
            <text:p>0.96000</text:p>
          </table:table-cell>
          <table:table-cell table:number-columns-repeated="1016"/>
        </table:table-row>
        <table:table-row table:style-name="ro1">
          <table:table-cell table:formula="of:=([.D21] + 4)*([.D21] + 2)*([.D21] + 1)*([.D21] - 3)/20 + 2" office:value-type="float" office:value="-1.70520646565532" calcext:value-type="float">
            <text:p>-1.70521</text:p>
          </table:table-cell>
          <table:table-cell table:formula="of:=1/10*(2*[.D21]^3 + 6*[.D21]^2 - 7*[.D21]  - 17)" office:value-type="float" office:value="0.0765198649366362" calcext:value-type="float">
            <text:p>0.07652</text:p>
          </table:table-cell>
          <table:table-cell table:formula="of:=[.D21]" office:value-type="float" office:value="1.77805911315816" calcext:value-type="float">
            <text:p>1.77806</text:p>
          </table:table-cell>
          <table:table-cell table:formula="of:=[.D21] - [.$E$2] * [.B22]" office:value-type="float" office:value="1.77423311991133" calcext:value-type="float">
            <text:p>1.77423</text:p>
          </table:table-cell>
          <table:table-cell/>
          <table:table-cell table:style-name="ce3" table:formula="of:=([.G22] + 4)*([.G22] + 2)*([.G22] + 1)*([.G22] - 3)/20 + 2" office:value-type="float" office:value="-1.29472" calcext:value-type="float">
            <text:p>-1.29472</text:p>
          </table:table-cell>
          <table:table-cell table:formula="of:=[.G21] + 0.24" office:value-type="float" office:value="1.2" calcext:value-type="float">
            <text:p>1.20000</text:p>
          </table:table-cell>
          <table:table-cell table:number-columns-repeated="1016"/>
        </table:table-row>
        <table:table-row table:style-name="ro1">
          <table:table-cell table:formula="of:=([.D22] + 4)*([.D22] + 2)*([.D22] + 1)*([.D22] - 3)/20 + 2" office:value-type="float" office:value="-1.70547488445174" calcext:value-type="float">
            <text:p>-1.70547</text:p>
          </table:table-cell>
          <table:table-cell table:formula="of:=1/10*(2*[.D22]^3 + 6*[.D22]^2 - 7*[.D22]  - 17)" office:value-type="float" office:value="0.0638015246303169" calcext:value-type="float">
            <text:p>0.06380</text:p>
          </table:table-cell>
          <table:table-cell table:formula="of:=[.D22]" office:value-type="float" office:value="1.77423311991133" calcext:value-type="float">
            <text:p>1.77423</text:p>
          </table:table-cell>
          <table:table-cell table:formula="of:=[.D22] - [.$E$2] * [.B23]" office:value-type="float" office:value="1.77104304367981" calcext:value-type="float">
            <text:p>1.77104</text:p>
          </table:table-cell>
          <table:table-cell/>
          <table:table-cell table:style-name="ce3" table:formula="of:=([.G23] + 4)*([.G23] + 2)*([.G23] + 1)*([.G23] - 3)/20 + 2" office:value-type="float" office:value="-1.561572352" calcext:value-type="float">
            <text:p>-1.56157</text:p>
          </table:table-cell>
          <table:table-cell table:formula="of:=[.G22] + 0.24" office:value-type="float" office:value="1.44" calcext:value-type="float">
            <text:p>1.44000</text:p>
          </table:table-cell>
          <table:table-cell table:number-columns-repeated="1016"/>
        </table:table-row>
        <table:table-row table:style-name="ro1">
          <table:table-cell table:formula="of:=([.D23] + 4)*([.D23] + 2)*([.D23] + 1)*([.D23] - 3)/20 + 2" office:value-type="float" office:value="-1.70566155213717" calcext:value-type="float">
            <text:p>-1.70566</text:p>
          </table:table-cell>
          <table:table-cell table:formula="of:=1/10*(2*[.D23]^3 + 6*[.D23]^2 - 7*[.D23]  - 17)" office:value-type="float" office:value="0.0532343535101731" calcext:value-type="float">
            <text:p>0.05323</text:p>
          </table:table-cell>
          <table:table-cell table:formula="of:=[.D23]" office:value-type="float" office:value="1.77104304367981" calcext:value-type="float">
            <text:p>1.77104</text:p>
          </table:table-cell>
          <table:table-cell table:formula="of:=[.D23] - [.$E$2] * [.B24]" office:value-type="float" office:value="1.7683813260043" calcext:value-type="float">
            <text:p>1.76838</text:p>
          </table:table-cell>
          <table:table-cell/>
          <table:table-cell table:style-name="ce3" table:formula="of:=([.G24] + 4)*([.G24] + 2)*([.G24] + 1)*([.G24] - 3)/20 + 2" office:value-type="float" office:value="-1.697216512" calcext:value-type="float">
            <text:p>-1.69722</text:p>
          </table:table-cell>
          <table:table-cell table:formula="of:=[.G23] + 0.24" office:value-type="float" office:value="1.68" calcext:value-type="float">
            <text:p>1.68000</text:p>
          </table:table-cell>
          <table:table-cell table:number-columns-repeated="1016"/>
        </table:table-row>
        <table:table-row table:style-name="ro1">
          <table:table-cell table:formula="of:=([.D24] + 4)*([.D24] + 2)*([.D24] + 1)*([.D24] - 3)/20 + 2" office:value-type="float" office:value="-1.7057915420503" calcext:value-type="float">
            <text:p>-1.70579</text:p>
          </table:table-cell>
          <table:table-cell table:formula="of:=1/10*(2*[.D24]^3 + 6*[.D24]^2 - 7*[.D24]  - 17)" office:value-type="float" office:value="0.044443275740587" calcext:value-type="float">
            <text:p>0.04444</text:p>
          </table:table-cell>
          <table:table-cell table:formula="of:=[.D24]" office:value-type="float" office:value="1.7683813260043" calcext:value-type="float">
            <text:p>1.76838</text:p>
          </table:table-cell>
          <table:table-cell table:formula="of:=[.D24] - [.$E$2] * [.B25]" office:value-type="float" office:value="1.76615916221727" calcext:value-type="float">
            <text:p>1.76616</text:p>
          </table:table-cell>
          <table:table-cell/>
          <table:table-cell table:style-name="ce3" table:formula="of:=([.G25] + 4)*([.G25] + 2)*([.G25] + 1)*([.G25] - 3)/20 + 2" office:value-type="float" office:value="-1.659185152" calcext:value-type="float">
            <text:p>-1.65919</text:p>
          </table:table-cell>
          <table:table-cell table:formula="of:=[.G24] + 0.24" office:value-type="float" office:value="1.92" calcext:value-type="float">
            <text:p>1.92000</text:p>
          </table:table-cell>
          <table:table-cell table:number-columns-repeated="1016"/>
        </table:table-row>
        <table:table-row table:style-name="ro1">
          <table:table-cell table:formula="of:=([.D25] + 4)*([.D25] + 2)*([.D25] + 1)*([.D25] - 3)/20 + 2" office:value-type="float" office:value="-1.70588216468936" calcext:value-type="float">
            <text:p>-1.70588</text:p>
          </table:table-cell>
          <table:table-cell table:formula="of:=1/10*(2*[.D25]^3 + 6*[.D25]^2 - 7*[.D25]  - 17)" office:value-type="float" office:value="0.0371219771336225" calcext:value-type="float">
            <text:p>0.03712</text:p>
          </table:table-cell>
          <table:table-cell table:formula="of:=[.D25]" office:value-type="float" office:value="1.76615916221727" calcext:value-type="float">
            <text:p>1.76616</text:p>
          </table:table-cell>
          <table:table-cell table:formula="of:=[.D25] - [.$E$2] * [.B26]" office:value-type="float" office:value="1.76430306336059" calcext:value-type="float">
            <text:p>1.76430</text:p>
          </table:table-cell>
          <table:table-cell/>
          <table:table-cell table:style-name="ce3" table:formula="of:=([.G26] + 4)*([.G26] + 2)*([.G26] + 1)*([.G26] - 3)/20 + 2" office:value-type="float" office:value="-1.401029632" calcext:value-type="float">
            <text:p>-1.40103</text:p>
          </table:table-cell>
          <table:table-cell table:formula="of:=[.G25] + 0.24" office:value-type="float" office:value="2.16" calcext:value-type="float">
            <text:p>2.16000</text:p>
          </table:table-cell>
          <table:table-cell table:number-columns-repeated="1016"/>
        </table:table-row>
        <table:table-row table:style-name="ro1">
          <table:table-cell table:formula="of:=([.D26] + 4)*([.D26] + 2)*([.D26] + 1)*([.D26] - 3)/20 + 2" office:value-type="float" office:value="-1.70594540139993" calcext:value-type="float">
            <text:p>-1.70595</text:p>
          </table:table-cell>
          <table:table-cell table:formula="of:=1/10*(2*[.D26]^3 + 6*[.D26]^2 - 7*[.D26]  - 17)" office:value-type="float" office:value="0.031019305922727" calcext:value-type="float">
            <text:p>0.03102</text:p>
          </table:table-cell>
          <table:table-cell table:formula="of:=[.D26]" office:value-type="float" office:value="1.76430306336059" calcext:value-type="float">
            <text:p>1.76430</text:p>
          </table:table-cell>
          <table:table-cell table:formula="of:=[.D26] - [.$E$2] * [.B27]" office:value-type="float" office:value="1.76275209806446" calcext:value-type="float">
            <text:p>1.76275</text:p>
          </table:table-cell>
          <table:table-cell/>
          <table:table-cell table:style-name="ce3" table:formula="of:=([.G27] + 4)*([.G27] + 2)*([.G27] + 1)*([.G27] - 3)/20 + 2" office:value-type="float" office:value="-0.872319999999999" calcext:value-type="float">
            <text:p>-0.87232</text:p>
          </table:table-cell>
          <table:table-cell table:formula="of:=[.G26] + 0.24" office:value-type="float" office:value="2.4" calcext:value-type="float">
            <text:p>2.40000</text:p>
          </table:table-cell>
          <table:table-cell table:number-columns-repeated="1016"/>
        </table:table-row>
        <table:table-row table:style-name="ro1">
          <table:table-cell table:formula="of:=([.D27] + 4)*([.D27] + 2)*([.D27] + 1)*([.D27] - 3)/20 + 2" office:value-type="float" office:value="-1.70598956251951" calcext:value-type="float">
            <text:p>-1.70599</text:p>
          </table:table-cell>
          <table:table-cell table:formula="of:=1/10*(2*[.D27]^3 + 6*[.D27]^2 - 7*[.D27]  - 17)" office:value-type="float" office:value="0.0259286486310529" calcext:value-type="float">
            <text:p>0.02593</text:p>
          </table:table-cell>
          <table:table-cell table:formula="of:=[.D27]" office:value-type="float" office:value="1.76275209806446" calcext:value-type="float">
            <text:p>1.76275</text:p>
          </table:table-cell>
          <table:table-cell table:formula="of:=[.D27] - [.$E$2] * [.B28]" office:value-type="float" office:value="1.7614556656329" calcext:value-type="float">
            <text:p>1.76146</text:p>
          </table:table-cell>
          <table:table-cell/>
          <table:table-cell table:style-name="ce3" table:formula="of:=([.G28] + 4)*([.G28] + 2)*([.G28] + 1)*([.G28] - 3)/20 + 2" office:value-type="float" office:value="-0.0186449919999978" calcext:value-type="float">
            <text:p>-0.01864</text:p>
          </table:table-cell>
          <table:table-cell table:formula="of:=[.G27] + 0.24" office:value-type="float" office:value="2.64" calcext:value-type="float">
            <text:p>2.64000</text:p>
          </table:table-cell>
          <table:table-cell table:number-columns-repeated="1016"/>
        </table:table-row>
        <table:table-row table:style-name="ro1">
          <table:table-cell table:formula="of:=([.D28] + 4)*([.D28] + 2)*([.D28] + 1)*([.D28] - 3)/20 + 2" office:value-type="float" office:value="-1.70602042232493" calcext:value-type="float">
            <text:p>-1.70602</text:p>
          </table:table-cell>
          <table:table-cell table:formula="of:=1/10*(2*[.D28]^3 + 6*[.D28]^2 - 7*[.D28]  - 17)" office:value-type="float" office:value="0.0216795514110434" calcext:value-type="float">
            <text:p>0.02168</text:p>
          </table:table-cell>
          <table:table-cell table:formula="of:=[.D28]" office:value-type="float" office:value="1.7614556656329" calcext:value-type="float">
            <text:p>1.76146</text:p>
          </table:table-cell>
          <table:table-cell table:formula="of:=[.D28] - [.$E$2] * [.B29]" office:value-type="float" office:value="1.76037168806235" calcext:value-type="float">
            <text:p>1.76037</text:p>
          </table:table-cell>
          <table:table-cell/>
          <table:table-cell table:style-name="ce3" table:formula="of:=([.G29] + 4)*([.G29] + 2)*([.G29] + 1)*([.G29] - 3)/20 + 2" office:value-type="float" office:value="1.218387968" calcext:value-type="float">
            <text:p>1.21839</text:p>
          </table:table-cell>
          <table:table-cell table:formula="of:=[.G28] + 0.24" office:value-type="float" office:value="2.88" calcext:value-type="float">
            <text:p>2.88000</text:p>
          </table:table-cell>
          <table:table-cell table:number-columns-repeated="1016"/>
        </table:table-row>
        <table:table-row table:style-name="ro1">
          <table:table-cell table:formula="of:=([.D29] + 4)*([.D29] + 2)*([.D29] + 1)*([.D29] - 3)/20 + 2" office:value-type="float" office:value="-1.70604199887651" calcext:value-type="float">
            <text:p>-1.70604</text:p>
          </table:table-cell>
          <table:table-cell table:formula="of:=1/10*(2*[.D29]^3 + 6*[.D29]^2 - 7*[.D29]  - 17)" office:value-type="float" office:value="0.0181310568992132" calcext:value-type="float">
            <text:p>0.01813</text:p>
          </table:table-cell>
          <table:table-cell table:formula="of:=[.D29]" office:value-type="float" office:value="1.76037168806235" calcext:value-type="float">
            <text:p>1.76037</text:p>
          </table:table-cell>
          <table:table-cell table:formula="of:=[.D29] - [.$E$2] * [.B30]" office:value-type="float" office:value="1.75946513521739" calcext:value-type="float">
            <text:p>1.75947</text:p>
          </table:table-cell>
          <table:table-cell/>
          <table:table-cell table:style-name="ce3" table:formula="of:=([.G30] + 4)*([.G30] + 2)*([.G30] + 1)*([.G30] - 3)/20 + 2" office:value-type="float" office:value="2.90115276800001" calcext:value-type="float">
            <text:p>2.90115</text:p>
          </table:table-cell>
          <table:table-cell table:formula="of:=[.G29] + 0.24" office:value-type="float" office:value="3.12" calcext:value-type="float">
            <text:p>3.12000</text:p>
          </table:table-cell>
          <table:table-cell table:number-columns-repeated="1016"/>
        </table:table-row>
        <table:table-row table:style-name="ro1" table:number-rows-repeated="104854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shapes>
          <draw:frame draw:z-index="0" draw:style-name="gr1" draw:text-style-name="P1" svg:width="412.87pt" svg:height="263.54pt" svg:x="0.03pt" svg:y="0.03pt">
            <loext:p draw:notify-on-update-of-ranges="Sheet1.A3:Sheet1.A30 Sheet1.B1:Sheet1.B1 Sheet1.B3:Sheet1.B3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0.03pt" svg:y="320.03pt">
            <loext:p draw:notify-on-update-of-ranges="Sheet1.G2:Sheet1.G30 Sheet1.F1:Sheet1.F1 Sheet1.F2:Sheet1.F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P0" style:volatile="true">
      <number:number number:decimal-places="2" loext:min-decimal-places="2" number:min-integer-digits="1"/>
    </number:number-style>
    <number:number-style style:name="N123">
      <style:text-properties fo:color="#ff0000"/>
      <number:text>-</number:text>
      <number:number number:decimal-places="2" loext:min-decimal-places="2" number:min-integer-digits="1"/>
      <style:map style:condition="value()&gt;=0" style:apply-style-name="N123P0"/>
    </number:number-style>
    <number:number-style style:name="N124P0" style:volatile="true">
      <number:number number:decimal-places="4" loext:min-decimal-places="4" number:min-integer-digits="1"/>
    </number:number-style>
    <number:number-style style:name="N124">
      <style:text-properties fo:color="#ff0000"/>
      <number:text>-</number:text>
      <number:number number:decimal-places="4" loext:min-decimal-places="4" number:min-integer-digits="1"/>
      <style:map style:condition="value()&gt;=0" style:apply-style-name="N124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3:47:55.456290555</meta:creation-date>
    <dc:date>2016-11-12T15:16:28.793306466</dc:date>
    <meta:editing-duration>PT11M46S</meta:editing-duration>
    <meta:editing-cycles>3</meta:editing-cycles>
    <meta:generator>LibreOffice/5.1.4.2$Linux_X86_64 LibreOffice_project/10m0$Build-2</meta:generator>
    <meta:document-statistic meta:table-count="2" meta:cell-count="17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328cm" svg:height="8.288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Sheet1.A3:Sheet1.A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5" loext:min-decimal-places="5" number:min-integer-digits="1"/>
    </number:number-style>
    <number:number-style style:name="N124P0" style:volatile="true">
      <number:number number:decimal-places="4" loext:min-decimal-places="4" number:min-integer-digits="1"/>
    </number:number-style>
    <number:number-style style:name="N124">
      <style:text-properties fo:color="#ff0000"/>
      <number:text>-</number:text>
      <number:number number:decimal-places="4" loext:min-decimal-places="4" number:min-integer-digits="1"/>
      <style:map style:condition="value()&gt;=0" style:apply-style-name="N124P0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2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7pt" style:font-size-asian="10pt" style:font-size-complex="10pt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566cm" svg:height="9.298cm" xlink:href=".." xlink:type="simple" chart:class="chart:line" chart:style-name="ch1">
        <chart:legend svg:x="10.351cm" svg:y="1.409cm" style:legend-expansion="custom" chartooo:width="2.192cm" chartooo:height="0.598cm" style:legend-expansion-aspect-ratio="3.66555183946488" chart:style-name="ch2"/>
        <chart:plot-area chart:style-name="ch3" table:cell-range-address="Sheet1.A3:Sheet1.B30 Sheet1.B1:Sheet1.B1" chart:data-source-has-labels="both" svg:x="0.699cm" svg:y="0.281cm" svg:width="9.465cm" svg:height="8.852cm">
          <chartooo:coordinate-region svg:x="2.167cm" svg:y="0.48cm" svg:width="7.997cm" svg:height="7.636cm"/>
          <chart:axis chart:dimension="x" chart:name="primary-x" chart:style-name="ch4" chartooo:axis-type="auto">
            <chartooo:date-scale/>
            <chart:categories table:cell-range-address="Sheet1.A3:Sheet1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30" chart:label-cell-address="Sheet1.B1:Sheet1.B1" chart:class="chart:line">
            <chart:data-point chart:repeated="2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 prim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3:Sheet1.A30</svg:desc>
                </draw:g>
              </table:table-cell>
              <table:table-cell office:value-type="float" office:value="7">
                <text:p>7</text:p>
                <draw:g>
                  <svg:desc>Sheet1.B3:Sheet1.B30</svg:desc>
                </draw:g>
              </table:table-cell>
            </table:table-row>
            <table:table-row>
              <table:table-cell office:value-type="float" office:value="0.0248253124999995">
                <text:p>0.0248253124999995</text:p>
              </table:table-cell>
              <table:table-cell office:value-type="float" office:value="4.380425">
                <text:p>4.380425</text:p>
              </table:table-cell>
            </table:table-row>
            <table:table-row>
              <table:table-cell office:value-type="float" office:value="-0.781590918143728">
                <text:p>-0.781590918143728</text:p>
              </table:table-cell>
              <table:table-cell office:value-type="float" office:value="3.01735993417684">
                <text:p>3.01735993417684</text:p>
              </table:table-cell>
            </table:table-row>
            <table:table-row>
              <table:table-cell office:value-type="float" office:value="-1.17355850188651">
                <text:p>-1.17355850188651</text:p>
              </table:table-cell>
              <table:table-cell office:value-type="float" office:value="2.19408136178639">
                <text:p>2.19408136178639</text:p>
              </table:table-cell>
            </table:table-row>
            <table:table-row>
              <table:table-cell office:value-type="float" office:value="-1.38409401671742">
                <text:p>-1.38409401671742</text:p>
              </table:table-cell>
              <table:table-cell office:value-type="float" office:value="1.65192626718312">
                <text:p>1.65192626718312</text:p>
              </table:table-cell>
            </table:table-row>
            <table:table-row>
              <table:table-cell office:value-type="float" office:value="-1.50475459112319">
                <text:p>-1.50475459112319</text:p>
              </table:table-cell>
              <table:table-cell office:value-type="float" office:value="1.27403713028966">
                <text:p>1.27403713028966</text:p>
              </table:table-cell>
            </table:table-row>
            <table:table-row>
              <table:table-cell office:value-type="float" office:value="-1.57710240984737">
                <text:p>-1.57710240984737</text:p>
              </table:table-cell>
              <table:table-cell office:value-type="float" office:value="0.999893912238735">
                <text:p>0.999893912238735</text:p>
              </table:table-cell>
            </table:table-row>
            <table:table-row>
              <table:table-cell office:value-type="float" office:value="-1.62193425413777">
                <text:p>-1.62193425413777</text:p>
              </table:table-cell>
              <table:table-cell office:value-type="float" office:value="0.795069361393581">
                <text:p>0.795069361393581</text:p>
              </table:table-cell>
            </table:table-row>
            <table:table-row>
              <table:table-cell office:value-type="float" office:value="-1.65041188784172">
                <text:p>-1.65041188784172</text:p>
              </table:table-cell>
              <table:table-cell office:value-type="float" office:value="0.638576293417953">
                <text:p>0.638576293417953</text:p>
              </table:table-cell>
            </table:table-row>
            <table:table-row>
              <table:table-cell office:value-type="float" office:value="-1.66884918331095">
                <text:p>-1.66884918331095</text:p>
              </table:table-cell>
              <table:table-cell office:value-type="float" office:value="0.516918827913543">
                <text:p>0.516918827913543</text:p>
              </table:table-cell>
            </table:table-row>
            <table:table-row>
              <table:table-cell office:value-type="float" office:value="-1.68096542184485">
                <text:p>-1.68096542184485</text:p>
              </table:table-cell>
              <table:table-cell office:value-type="float" office:value="0.421041001468387">
                <text:p>0.421041001468387</text:p>
              </table:table-cell>
            </table:table-row>
            <table:table-row>
              <table:table-cell office:value-type="float" office:value="-1.68902244644446">
                <text:p>-1.68902244644446</text:p>
              </table:table-cell>
              <table:table-cell office:value-type="float" office:value="0.344651519170615">
                <text:p>0.344651519170615</text:p>
              </table:table-cell>
            </table:table-row>
            <table:table-row>
              <table:table-cell office:value-type="float" office:value="-1.69443118914997">
                <text:p>-1.69443118914997</text:p>
              </table:table-cell>
              <table:table-cell office:value-type="float" office:value="0.283252237543127">
                <text:p>0.283252237543127</text:p>
              </table:table-cell>
            </table:table-row>
            <table:table-row>
              <table:table-cell office:value-type="float" office:value="-1.69809001008297">
                <text:p>-1.69809001008297</text:p>
              </table:table-cell>
              <table:table-cell office:value-type="float" office:value="0.233548651726912">
                <text:p>0.233548651726912</text:p>
              </table:table-cell>
            </table:table-row>
            <table:table-row>
              <table:table-cell office:value-type="float" office:value="-1.70058051467586">
                <text:p>-1.70058051467586</text:p>
              </table:table-cell>
              <table:table-cell office:value-type="float" office:value="0.193078237379657">
                <text:p>0.193078237379657</text:p>
              </table:table-cell>
            </table:table-row>
            <table:table-row>
              <table:table-cell office:value-type="float" office:value="-1.70228440221548">
                <text:p>-1.70228440221548</text:p>
              </table:table-cell>
              <table:table-cell office:value-type="float" office:value="0.159968314672252">
                <text:p>0.159968314672252</text:p>
              </table:table-cell>
            </table:table-row>
            <table:table-row>
              <table:table-cell office:value-type="float" office:value="-1.70345499522947">
                <text:p>-1.70345499522947</text:p>
              </table:table-cell>
              <table:table-cell office:value-type="float" office:value="0.132773714955228">
                <text:p>0.132773714955228</text:p>
              </table:table-cell>
            </table:table-row>
            <table:table-row>
              <table:table-cell office:value-type="float" office:value="-1.70426197486787">
                <text:p>-1.70426197486787</text:p>
              </table:table-cell>
              <table:table-cell office:value-type="float" office:value="0.110365166077182">
                <text:p>0.110365166077182</text:p>
              </table:table-cell>
            </table:table-row>
            <table:table-row>
              <table:table-cell office:value-type="float" office:value="-1.70481986804455">
                <text:p>-1.70481986804455</text:p>
              </table:table-cell>
              <table:table-cell office:value-type="float" office:value="0.0918508054436281">
                <text:p>0.0918508054436281</text:p>
              </table:table-cell>
            </table:table-row>
            <table:table-row>
              <table:table-cell office:value-type="float" office:value="-1.70520646565532">
                <text:p>-1.70520646565532</text:p>
              </table:table-cell>
              <table:table-cell office:value-type="float" office:value="0.0765198649366362">
                <text:p>0.0765198649366362</text:p>
              </table:table-cell>
            </table:table-row>
            <table:table-row>
              <table:table-cell office:value-type="float" office:value="-1.70547488445174">
                <text:p>-1.70547488445174</text:p>
              </table:table-cell>
              <table:table-cell office:value-type="float" office:value="0.0638015246303169">
                <text:p>0.0638015246303169</text:p>
              </table:table-cell>
            </table:table-row>
            <table:table-row>
              <table:table-cell office:value-type="float" office:value="-1.70566155213717">
                <text:p>-1.70566155213717</text:p>
              </table:table-cell>
              <table:table-cell office:value-type="float" office:value="0.0532343535101731">
                <text:p>0.0532343535101731</text:p>
              </table:table-cell>
            </table:table-row>
            <table:table-row>
              <table:table-cell office:value-type="float" office:value="-1.7057915420503">
                <text:p>-1.7057915420503</text:p>
              </table:table-cell>
              <table:table-cell office:value-type="float" office:value="0.044443275740587">
                <text:p>0.044443275740587</text:p>
              </table:table-cell>
            </table:table-row>
            <table:table-row>
              <table:table-cell office:value-type="float" office:value="-1.70588216468936">
                <text:p>-1.70588216468936</text:p>
              </table:table-cell>
              <table:table-cell office:value-type="float" office:value="0.0371219771336225">
                <text:p>0.0371219771336225</text:p>
              </table:table-cell>
            </table:table-row>
            <table:table-row>
              <table:table-cell office:value-type="float" office:value="-1.70594540139993">
                <text:p>-1.70594540139993</text:p>
              </table:table-cell>
              <table:table-cell office:value-type="float" office:value="0.031019305922727">
                <text:p>0.031019305922727</text:p>
              </table:table-cell>
            </table:table-row>
            <table:table-row>
              <table:table-cell office:value-type="float" office:value="-1.70598956251951">
                <text:p>-1.70598956251951</text:p>
              </table:table-cell>
              <table:table-cell office:value-type="float" office:value="0.0259286486310529">
                <text:p>0.0259286486310529</text:p>
              </table:table-cell>
            </table:table-row>
            <table:table-row>
              <table:table-cell office:value-type="float" office:value="-1.70602042232493">
                <text:p>-1.70602042232493</text:p>
              </table:table-cell>
              <table:table-cell office:value-type="float" office:value="0.0216795514110434">
                <text:p>0.0216795514110434</text:p>
              </table:table-cell>
            </table:table-row>
            <table:table-row>
              <table:table-cell office:value-type="float" office:value="-1.70604199887651">
                <text:p>-1.70604199887651</text:p>
              </table:table-cell>
              <table:table-cell office:value-type="float" office:value="0.0181310568992132">
                <text:p>0.01813105689921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2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151cm" svg:y="4.204cm" style:legend-expansion="high" chart:style-name="ch2"/>
        <chart:plot-area chart:style-name="ch3" table:cell-range-address="Sheet1.F2:Sheet1.G30 Sheet1.F1:Sheet1.F1" chart:data-source-has-labels="both" svg:x="0.454cm" svg:y="0.277cm" svg:width="13.779cm" svg:height="8.642cm">
          <chartooo:coordinate-region svg:x="2.028cm" svg:y="0.476cm" svg:width="12.065cm" svg:height="8.244cm"/>
          <chart:axis chart:dimension="x" chart:name="primary-x" chart:style-name="ch4" chartooo:axis-type="auto">
            <chartooo:date-scale/>
            <chart:categories table:cell-range-address="Sheet1.G2:Sheet1.G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30" chart:label-cell-address="Sheet1.F1:Sheet1.F1" chart:class="chart:line">
            <chart:data-point chart:repeated="2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x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-3.6">
                <text:p>-3.6</text:p>
                <draw:g>
                  <svg:desc>Sheet1.G2:Sheet1.G30</svg:desc>
                </draw:g>
              </table:table-cell>
              <table:table-cell office:value-type="float" office:value="1.45088">
                <text:p>1.45088</text:p>
                <draw:g>
                  <svg:desc>Sheet1.F2:Sheet1.F30</svg:desc>
                </draw:g>
              </table:table-cell>
            </table:table-row>
            <table:table-row>
              <table:table-cell office:value-type="float" office:value="-3.36">
                <text:p>-3.36</text:p>
              </table:table-cell>
              <table:table-cell office:value-type="float" office:value="1.346782208">
                <text:p>1.346782208</text:p>
              </table:table-cell>
            </table:table-row>
            <table:table-row>
              <table:table-cell office:value-type="float" office:value="-3.12">
                <text:p>-3.12</text:p>
              </table:table-cell>
              <table:table-cell office:value-type="float" office:value="1.360621568">
                <text:p>1.360621568</text:p>
              </table:table-cell>
            </table:table-row>
            <table:table-row>
              <table:table-cell office:value-type="float" office:value="-2.88">
                <text:p>-2.88</text:p>
              </table:table-cell>
              <table:table-cell office:value-type="float" office:value="1.455239168">
                <text:p>1.455239168</text:p>
              </table:table-cell>
            </table:table-row>
            <table:table-row>
              <table:table-cell office:value-type="float" office:value="-2.64">
                <text:p>-2.64</text:p>
              </table:table-cell>
              <table:table-cell office:value-type="float" office:value="1.597457408">
                <text:p>1.597457408</text:p>
              </table:table-cell>
            </table:table-row>
            <table:table-row>
              <table:table-cell office:value-type="float" office:value="-2.4">
                <text:p>-2.4</text:p>
              </table:table-cell>
              <table:table-cell office:value-type="float" office:value="1.75808">
                <text:p>1.75808</text:p>
              </table:table-cell>
            </table:table-row>
            <table:table-row>
              <table:table-cell office:value-type="float" office:value="-2.16">
                <text:p>-2.16</text:p>
              </table:table-cell>
              <table:table-cell office:value-type="float" office:value="1.911891968">
                <text:p>1.911891968</text:p>
              </table:table-cell>
            </table:table-row>
            <table:table-row>
              <table:table-cell office:value-type="float" office:value="-1.92">
                <text:p>-1.92</text:p>
              </table:table-cell>
              <table:table-cell office:value-type="float" office:value="2.037659648">
                <text:p>2.037659648</text:p>
              </table:table-cell>
            </table:table-row>
            <table:table-row>
              <table:table-cell office:value-type="float" office:value="-1.68">
                <text:p>-1.68</text:p>
              </table:table-cell>
              <table:table-cell office:value-type="float" office:value="2.118130688">
                <text:p>2.118130688</text:p>
              </table:table-cell>
            </table:table-row>
            <table:table-row>
              <table:table-cell office:value-type="float" office:value="-1.44">
                <text:p>-1.44</text:p>
              </table:table-cell>
              <table:table-cell office:value-type="float" office:value="2.140034048">
                <text:p>2.140034048</text:p>
              </table:table-cell>
            </table:table-row>
            <table:table-row>
              <table:table-cell office:value-type="float" office:value="-1.2">
                <text:p>-1.2</text:p>
              </table:table-cell>
              <table:table-cell office:value-type="float" office:value="2.09408">
                <text:p>2.09408</text:p>
              </table:table-cell>
            </table:table-row>
            <table:table-row>
              <table:table-cell office:value-type="float" office:value="-0.959999999999999">
                <text:p>-0.959999999999999</text:p>
              </table:table-cell>
              <table:table-cell office:value-type="float" office:value="1.974960128">
                <text:p>1.974960128</text:p>
              </table:table-cell>
            </table:table-row>
            <table:table-row>
              <table:table-cell office:value-type="float" office:value="-0.719999999999999">
                <text:p>-0.719999999999999</text:p>
              </table:table-cell>
              <table:table-cell office:value-type="float" office:value="1.781347328">
                <text:p>1.781347328</text:p>
              </table:table-cell>
            </table:table-row>
            <table:table-row>
              <table:table-cell office:value-type="float" office:value="-0.479999999999999">
                <text:p>-0.479999999999999</text:p>
              </table:table-cell>
              <table:table-cell office:value-type="float" office:value="1.515895808">
                <text:p>1.515895808</text:p>
              </table:table-cell>
            </table:table-row>
            <table:table-row>
              <table:table-cell office:value-type="float" office:value="-0.239999999999999">
                <text:p>-0.239999999999999</text:p>
              </table:table-cell>
              <table:table-cell office:value-type="float" office:value="1.185241088">
                <text:p>1.185241088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374770688">
                <text:p>0.374770688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-0.0718673920000001">
                <text:p>-0.0718673920000001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-0.517353472">
                <text:p>-0.517353472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-0.935145472">
                <text:p>-0.93514547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1.29472">
                <text:p>-1.29472</text:p>
              </table:table-cell>
            </table:table-row>
            <table:table-row>
              <table:table-cell office:value-type="float" office:value="1.44">
                <text:p>1.44</text:p>
              </table:table-cell>
              <table:table-cell office:value-type="float" office:value="-1.561572352">
                <text:p>-1.561572352</text:p>
              </table:table-cell>
            </table:table-row>
            <table:table-row>
              <table:table-cell office:value-type="float" office:value="1.68">
                <text:p>1.68</text:p>
              </table:table-cell>
              <table:table-cell office:value-type="float" office:value="-1.697216512">
                <text:p>-1.697216512</text:p>
              </table:table-cell>
            </table:table-row>
            <table:table-row>
              <table:table-cell office:value-type="float" office:value="1.92">
                <text:p>1.92</text:p>
              </table:table-cell>
              <table:table-cell office:value-type="float" office:value="-1.659185152">
                <text:p>-1.659185152</text:p>
              </table:table-cell>
            </table:table-row>
            <table:table-row>
              <table:table-cell office:value-type="float" office:value="2.16">
                <text:p>2.16</text:p>
              </table:table-cell>
              <table:table-cell office:value-type="float" office:value="-1.401029632">
                <text:p>-1.40102963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872319999999999">
                <text:p>-0.872319999999999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-0.0186449919999978">
                <text:p>-0.0186449919999978</text:p>
              </table:table-cell>
            </table:table-row>
            <table:table-row>
              <table:table-cell office:value-type="float" office:value="2.88">
                <text:p>2.88</text:p>
              </table:table-cell>
              <table:table-cell office:value-type="float" office:value="1.218387968">
                <text:p>1.218387968</text:p>
              </table:table-cell>
            </table:table-row>
            <table:table-row>
              <table:table-cell office:value-type="float" office:value="3.12">
                <text:p>3.12</text:p>
              </table:table-cell>
              <table:table-cell office:value-type="float" office:value="2.90115276800001">
                <text:p>2.901152768000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